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57F000003124AF6DA77.svm" manifest:media-type=""/>
  <manifest:file-entry manifest:full-path="Pictures/2000000D00004F1D00003B567CFAAD48.wmf" manifest:media-type=""/>
  <manifest:file-entry manifest:full-path="Pictures/20000001000001C5000000D41191A7B6.svm" manifest:media-type=""/>
  <manifest:file-entry manifest:full-path="Pictures/10000000000000200000002000309F1C.png" manifest:media-type="image/png"/>
  <manifest:file-entry manifest:full-path="Pictures/20000001000008880000015F370E199B.svm" manifest:media-type=""/>
  <manifest:file-entry manifest:full-path="Pictures/20000001000000D4000000A13202B11B.svm" manifest:media-type=""/>
  <manifest:file-entry manifest:full-path="Pictures/200000010000017D00000139ABFCFB3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TexMathsArgs="12§display§\omega_H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A_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omeg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TexMathsArgs="12§display§\frac{A_0}{1+W A_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omega_H \left(1+W A_0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P3" style:family="paragraph">
      <style:paragraph-properties fo:text-align="center"/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4" draw:id="id4" draw:layer="layout" svg:width="5.662cm" svg:height="2.031cm" svg:x="3.034cm" svg:y="0.243cm">
          <draw:image xlink:href="Pictures/2000000D00004F1D00003B567CFAAD48.wmf" xlink:type="simple" xlink:show="embed" xlink:actuate="onLoad">
            <text:p/>
          </draw:image>
          <draw:glue-point draw:id="4" svg:x="0.655cm" svg:y="3.968cm"/>
          <draw:glue-point draw:id="5" svg:x="-3.754cm" svg:y="1.058cm"/>
          <draw:glue-point draw:id="6" svg:x="-1.176cm" svg:y="-1.546cm"/>
          <draw:glue-point draw:id="7" svg:x="-1.338cm" svg:y="1.368cm"/>
        </draw:frame>
        <draw:line draw:style-name="gr2" draw:text-style-name="P1" xml:id="id2" draw:id="id2" draw:layer="layout" svg:x1="6.234cm" svg:y1="1.475cm" svg:x2="6.234cm" svg:y2="2.022cm">
          <text:p/>
        </draw:line>
        <draw:frame draw:style-name="gr3" draw:text-style-name="P1" draw:layer="layout" svg:width="0.542cm" svg:height="0.253cm" svg:x="4.267cm" svg:y="2.175cm">
          <draw:image xlink:href="Pictures/20000001000001C5000000D41191A7B6.svm" xlink:type="simple" xlink:show="embed" xlink:actuate="onLoad">
            <text:p/>
          </draw:image>
        </draw:frame>
        <draw:line draw:style-name="gr2" draw:text-style-name="P1" draw:layer="layout" svg:x1="4.498cm" svg:y1="0.654cm" svg:x2="4.498cm" svg:y2="2.021cm">
          <text:p/>
        </draw:line>
        <draw:connector draw:style-name="gr4" draw:text-style-name="P1" draw:layer="layout" draw:type="curve" svg:x1="6.744cm" svg:y1="2.943cm" svg:x2="6.234cm" svg:y2="2.022cm" draw:start-shape="id1" draw:start-glue-point="3" draw:end-shape="id2" draw:end-glue-point="2" svg:d="m6744 2943c-340 0-510-307-510-921">
          <text:p/>
        </draw:connector>
        <draw:frame draw:style-name="gr5" draw:text-style-name="P1" draw:layer="layout" svg:width="0.456cm" svg:height="0.374cm" svg:x="3.172cm" svg:y="0.475cm">
          <draw:image xlink:href="Pictures/200000010000017D00000139ABFCFB3C.svm" xlink:type="simple" xlink:show="embed" xlink:actuate="onLoad">
            <text:p/>
          </draw:image>
        </draw:frame>
        <draw:connector draw:style-name="gr4" draw:text-style-name="P1" draw:layer="layout" draw:type="curve" svg:x1="2.596cm" svg:y1="1.841cm" svg:x2="3.74cm" svg:y2="1.472cm" draw:start-shape="id3" draw:start-glue-point="1" draw:end-shape="id4" draw:end-glue-point="5" svg:d="m2596 1841c328 0-243-369 1144-369">
          <text:p/>
        </draw:connector>
        <draw:frame draw:style-name="gr6" draw:text-style-name="P1" draw:layer="layout" svg:width="0.253cm" svg:height="0.192cm" svg:x="7.878cm" svg:y="1.933cm">
          <draw:image xlink:href="Pictures/20000001000000D4000000A13202B11B.svm" xlink:type="simple" xlink:show="embed" xlink:actuate="onLoad">
            <text:p/>
          </draw:image>
        </draw:frame>
        <draw:frame draw:style-name="gr7" draw:text-style-name="P2" xml:id="id5" draw:id="id5" draw:layer="layout" svg:width="2.415cm" svg:height="0.911cm" svg:x="7.618cm" svg:y="0.339cm">
          <draw:text-box>
            <text:p><text:span text:style-name="T1">سادہ ایمپلیفائر</text:span></text:p>
          </draw:text-box>
        </draw:frame>
        <draw:frame draw:style-name="gr7" draw:text-style-name="P2" xml:id="id6" draw:id="id6" draw:layer="layout" svg:width="2.665cm" svg:height="0.911cm" svg:x="1.767cm" svg:y="2.292cm">
          <draw:text-box>
            <text:p><text:span text:style-name="T1">واپسی ایمپلیفائر</text:span></text:p>
          </draw:text-box>
        </draw:frame>
        <draw:connector draw:style-name="gr4" draw:text-style-name="P3" draw:layer="layout" draw:type="curve" draw:line-skew="3.943cm 0.818cm" svg:x1="7.618cm" svg:y1="0.794cm" svg:x2="5.2cm" svg:y2="0.945cm" draw:start-shape="id5" draw:start-glue-point="3" draw:end-shape="id4" draw:end-glue-point="6" svg:d="m7618 794c-1711 0-1426-117-1602-223s-816-202-816 374">
          <text:p/>
        </draw:connector>
        <draw:connector draw:style-name="gr4" draw:text-style-name="P3" draw:layer="layout" draw:type="curve" svg:x1="4.432cm" svg:y1="2.747cm" svg:x2="5.108cm" svg:y2="1.535cm" draw:start-shape="id6" draw:start-glue-point="1" draw:end-shape="id4" draw:end-glue-point="7" svg:d="m4432 2747c451 0 676-404 676-1212">
          <text:p/>
        </draw:connector>
        <draw:frame draw:style-name="gr8" draw:text-style-name="P1" xml:id="id3" draw:id="id3" draw:layer="layout" svg:width="1.687cm" svg:height="0.942cm" svg:x="0.909cm" svg:y="1.37cm">
          <draw:image xlink:href="Pictures/200000010000057F000003124AF6DA77.svm" xlink:type="simple" xlink:show="embed" xlink:actuate="onLoad">
            <text:p/>
          </draw:image>
        </draw:frame>
        <draw:frame draw:style-name="gr9" draw:text-style-name="P1" xml:id="id1" draw:id="id1" draw:layer="layout" svg:width="2.62cm" svg:height="0.42cm" svg:x="6.744cm" svg:y="2.733cm">
          <draw:image xlink:href="Pictures/20000001000008880000015F370E199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9-12T16:28:31</meta:creation-date>
    <meta:editing-duration>PT10M9S</meta:editing-duration>
    <meta:editing-cycles>4</meta:editing-cycles>
    <meta:generator>LibreOffice/3.3$Linux LibreOffice_project/330m19$Build-401</meta:generator>
    <dc:title>kkkFigures</dc:title>
    <meta:initial-creator>kkk </meta:initial-creator>
    <dc:date>2014-09-21T10:35:56</dc:date>
    <dc:creator>kkk </dc:creator>
    <meta:document-statistic meta:object-count="14"/>
    <meta:template xlink:type="simple" xlink:actuate="onRequest" xlink:title="kkkFigures" xlink:href="../../../../../.libreoffice/3/user/template/kkkFigures.otg" meta:date="2014-09-12T16:28:29"/>
  </office:meta>
</office:document-meta>
</file>